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Mono" fo:font-size="16pt" style:text-underline-style="solid" style:text-underline-width="auto" style:text-underline-color="font-color" fo:font-weight="bold" officeooo:rsid="0012df97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DejaVu Sans Mono" fo:font-size="16pt" style:font-size-asian="16pt" style:font-size-complex="16pt"/>
    </style:style>
    <style:style style:name="P3" style:family="paragraph" style:parent-style-name="Standard">
      <style:text-properties style:font-name="DejaVu Sans Mono" fo:font-size="16pt" officeooo:paragraph-rsid="00132c7f" style:font-size-asian="16pt" style:font-size-complex="16pt"/>
    </style:style>
    <style:style style:name="P4" style:family="paragraph" style:parent-style-name="Standard">
      <style:text-properties style:font-name="DejaVu Sans Mono" fo:font-size="16pt" fo:font-weight="normal" officeooo:rsid="0012df97" officeooo:paragraph-rsid="00132c7f" style:font-size-asian="16pt" style:font-weight-asian="normal" style:font-size-complex="16pt" style:font-weight-complex="normal"/>
    </style:style>
    <style:style style:name="P5" style:family="paragraph" style:parent-style-name="Standard">
      <style:text-properties style:font-name="DejaVu Sans Mono" fo:font-size="16pt" style:text-underline-style="none" fo:font-weight="normal" officeooo:rsid="0012df97" officeooo:paragraph-rsid="0012df97" style:font-size-asian="16pt" style:font-weight-asian="normal" style:font-size-complex="16pt" style:font-weight-complex="normal"/>
    </style:style>
    <style:style style:name="P6" style:family="paragraph" style:parent-style-name="Standard">
      <style:text-properties style:font-name="DejaVu Sans Mono" fo:font-size="16pt" style:text-underline-style="none" fo:font-weight="normal" officeooo:rsid="0012df97" officeooo:paragraph-rsid="00150910" style:font-size-asian="16pt" style:font-weight-asian="normal" style:font-size-complex="16pt" style:font-weight-complex="normal"/>
    </style:style>
    <style:style style:name="P7" style:family="paragraph" style:parent-style-name="Standard">
      <style:text-properties style:font-name="DejaVu Sans Mono" fo:font-size="16pt" officeooo:paragraph-rsid="0012df97" style:font-size-asian="16pt" style:font-size-complex="16pt"/>
    </style:style>
    <style:style style:name="P8" style:family="paragraph" style:parent-style-name="Standard">
      <style:text-properties style:font-name="DejaVu Sans Mono" fo:font-size="16pt" fo:font-weight="normal" officeooo:rsid="0012df97" officeooo:paragraph-rsid="0012df97" style:font-size-asian="16pt" style:font-weight-asian="normal" style:font-size-complex="16pt" style:font-weight-complex="normal"/>
    </style:style>
    <style:style style:name="P9" style:family="paragraph" style:parent-style-name="Standard">
      <style:text-properties style:font-name="DejaVu Sans Mono" fo:font-size="16pt" fo:font-weight="normal" officeooo:rsid="0012df97" officeooo:paragraph-rsid="000e317f" style:font-size-asian="16pt" style:font-weight-asian="normal" style:font-size-complex="16pt" style:font-weight-complex="normal"/>
    </style:style>
    <style:style style:name="P10" style:family="paragraph" style:parent-style-name="Standard">
      <style:text-properties style:font-name="DejaVu Sans Mono" fo:font-size="16pt" officeooo:paragraph-rsid="00150910" style:font-size-asian="16pt" style:font-size-complex="16pt"/>
    </style:style>
    <style:style style:name="P11" style:family="paragraph" style:parent-style-name="Standard">
      <style:text-properties style:font-name="DejaVu Sans Mono" fo:font-size="16pt" fo:font-weight="bold" officeooo:rsid="000e317f" officeooo:paragraph-rsid="000e317f" style:font-size-asian="16pt" style:font-weight-asian="bold" style:font-size-complex="16pt" style:font-weight-complex="bold"/>
    </style:style>
    <style:style style:name="P12" style:family="paragraph" style:parent-style-name="Standard">
      <style:text-properties style:font-name="DejaVu Sans Mono" fo:font-size="16pt" fo:font-weight="bold" officeooo:rsid="0012df97" officeooo:paragraph-rsid="0012df97" style:font-size-asian="16pt" style:font-weight-asian="bold" style:font-size-complex="16pt" style:font-weight-complex="bold"/>
    </style:style>
    <style:style style:name="P13" style:family="paragraph" style:parent-style-name="Standard">
      <style:text-properties style:font-name="DejaVu Sans Mono" fo:font-size="16pt" officeooo:paragraph-rsid="000e317f" style:font-size-asian="16pt" style:font-size-complex="16pt"/>
    </style:style>
    <style:style style:name="T1" style:family="text">
      <style:text-properties fo:font-weight="bold" officeooo:rsid="000e317f" style:font-weight-asian="bold" style:font-weight-complex="bold"/>
    </style:style>
    <style:style style:name="T2" style:family="text">
      <style:text-properties fo:font-weight="bold" officeooo:rsid="00132c7f" style:font-weight-asian="bold" style:font-weight-complex="bold"/>
    </style:style>
    <style:style style:name="T3" style:family="text">
      <style:text-properties style:text-underline-style="none" fo:font-weight="normal" officeooo:rsid="0012df97" style:font-weight-asian="normal" style:font-weight-complex="normal"/>
    </style:style>
    <style:style style:name="T4" style:family="text">
      <style:text-properties style:text-underline-style="none" fo:font-weight="bold" officeooo:rsid="000e317f" style:font-weight-asian="bold" style:font-weight-complex="bold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2df97"/>
    </style:style>
    <style:style style:name="T8" style:family="text">
      <style:text-properties officeooo:rsid="001467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s Mercy is More</text:p>
      <text:p text:style-name="P2"/>
      <text:p text:style-name="P3"><text:span text:style-name="T1">CHORUS </text:span><text:span text:style-name="T2">(a capella)</text:span></text:p>
      <text:p text:style-name="P4">Praise the Lord, His mercy is more.</text:p>
      <text:p text:style-name="P4">Stronger than darkness, new ev’ry morn.</text:p>
      <text:p text:style-name="P3"><text:span text:style-name="T3">Our sins, they are many; His mercy is more.</text:span><text:span text:style-name="T4"><text:line-break/></text:span></text:p>
      <text:p text:style-name="P3"><text:span text:style-name="T5">V</text:span><text:span text:style-name="T4">ERSE 1</text:span></text:p>
      <text:p text:style-name="P5">What love could remember no wrongs we have done?</text:p>
      <text:p text:style-name="P5">Omniscient, all-knowing, He counts not their sum.</text:p>
      <text:p text:style-name="P5">Thrown in-to a sea without bottom or shore,</text:p>
      <text:p text:style-name="P6">Our sins, they are many; His mercy is more.<text:line-break/><text:line-break/><text:span text:style-name="T1">CHORUS</text:span></text:p>
      <text:p text:style-name="P7"><text:line-break/><text:span text:style-name="T6">V</text:span><text:span text:style-name="T1">ERSE</text:span><text:span text:style-name="T6"> 2</text:span></text:p>
      <text:p text:style-name="P8">What patience would wait while we constantly roam?</text:p>
      <text:p text:style-name="P9">What Father, so tender, is calling us home?</text:p>
      <text:p text:style-name="P9">He welcomes the weakest, the vilest, the poor.</text:p>
      <text:p text:style-name="P5">Our sins, they are many; His mercy is more.</text:p>
      <text:p text:style-name="P7"><text:span text:style-name="T1"/></text:p>
      <text:p text:style-name="P10"><text:span text:style-name="T1">CHORUS</text:span></text:p>
      <text:p text:style-name="P10"><text:span text:style-name="T1"><text:line-break/>VERSE 3</text:span></text:p>
      <text:p text:style-name="P8">What riches of kindness He lavished on us.</text:p>
      <text:p text:style-name="P8">His blood was the payment; His life was the cost.</text:p>
      <text:p text:style-name="P8">We stood ‘neath a debt we could never afford.</text:p>
      <text:p text:style-name="P7"><text:span text:style-name="T3">Our sins, they are many; His mercy is more.</text:span><text:line-break/></text:p>
      <text:p text:style-name="P11">CHORUS <text:span text:style-name="T7">x 2</text:span></text:p>
      <text:p text:style-name="P11"/>
      <text:p text:style-name="P12">OUTRO: <text:span text:style-name="T8">(a capella)</text:span></text:p>
      <text:p text:style-name="P5">Our sins, they are many; His mercy is more.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2df97" style:font-size-asian="8pt" style:font-size-complex="8pt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CCLI Song # 7065053 © 2016 Getty Music Hymns and Songs | Getty Music Publishing | Love Your Enemies Publishing | Messenger Hymns.</text:p>
        <text:p text:style-name="MP1">For use solely with the SongSelect® Terms of Use. All rights reserved. <text:a xlink:type="simple" xlink:href="http://www.ccli.com/" text:style-name="Internet_20_link" text:visited-style-name="Visited_20_Internet_20_Link">www.ccli.com</text:a> CCLI License # 3266058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23:14:21.805218664</meta:creation-date>
    <dc:date>2025-09-16T21:38:59.752937954</dc:date>
    <meta:editing-duration>PT1H45M6S</meta:editing-duration>
    <meta:editing-cycles>8</meta:editing-cycles>
    <meta:generator>LibreOffice/24.8.7.2$Linux_X86_64 LibreOffice_project/480$Build-2</meta:generator>
    <meta:print-date>2025-09-16T20:46:53.433747328</meta:print-date>
    <meta:printed-by>PDF files</meta:printed-by>
    <meta:document-statistic meta:table-count="0" meta:image-count="0" meta:object-count="0" meta:page-count="1" meta:paragraph-count="26" meta:word-count="194" meta:character-count="1041" meta:non-whitespace-character-count="868"/>
  </office:meta>
</office:document-meta>
</file>